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3mm"/>
    </style:style>
    <style:style style:name="co2" style:family="table-column">
      <style:table-column-properties fo:break-before="auto" style:column-width="11.2mm"/>
    </style:style>
    <style:style style:name="co3" style:family="table-column">
      <style:table-column-properties fo:break-before="auto" style:column-width="29.92mm"/>
    </style:style>
    <style:style style:name="co4" style:family="table-column">
      <style:table-column-properties fo:break-before="auto" style:column-width="27.8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4.52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/&quot;" style:apply-style-name="Fibre_20_cassée" style:base-cell-address="Feuille1.A2"/>
      <style:map style:condition="cell-content()=&quot;cassée&quot;" style:apply-style-name="Fibre_20_cassée" style:base-cell-address="Feuille1.A2"/>
      <style:map style:condition="cell-content()=&quot;OK&quot;" style:apply-style-name="Fibre_20_OK" style:base-cell-address="Feuille1.A2"/>
    </style:style>
    <style:style style:name="ce3" style:family="table-cell" style:parent-style-name="Default">
      <style:map style:condition="cell-content()=&quot;/&quot;" style:apply-style-name="Fibre_20_cassée" style:base-cell-address="Feuille1.A2"/>
      <style:map style:condition="cell-content()=&quot;cassée&quot;" style:apply-style-name="Fibre_20_cassée" style:base-cell-address="Feuille1.A2"/>
      <style:map style:condition="cell-content()=&quot;OK&quot;" style:apply-style-name="Fibre_20_OK" style:base-cell-address="Feuille1.A2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/&quot;" style:apply-style-name="Fibre_20_cassée" style:base-cell-address="Feuille1.A2"/>
      <style:map style:condition="cell-content()=&quot;cassée&quot;" style:apply-style-name="Fibre_20_cassée" style:base-cell-address="Feuille1.A2"/>
      <style:map style:condition="cell-content()=&quot;OK&quot;" style:apply-style-name="Fibre_20_OK" style:base-cell-address="Feuille1.A2"/>
    </style:style>
    <style:style style:name="ce5" style:family="table-cell" style:parent-style-name="Default">
      <style:map style:condition="cell-content()=&quot;/&quot;" style:apply-style-name="Fibre_20_cassée" style:base-cell-address="Feuille1.A2"/>
      <style:map style:condition="cell-content()=&quot;cassée&quot;" style:apply-style-name="Fibre_20_cassée" style:base-cell-address="Feuille1.A2"/>
      <style:map style:condition="cell-content()=&quot;OK&quot;" style:apply-style-name="Fibre_20_OK" style:base-cell-address="Feuille1.A2"/>
    </style:style>
    <style:style style:name="ce6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map style:condition="cell-content()=&quot;/&quot;" style:apply-style-name="Fibre_20_cassée" style:base-cell-address="Feuille1.A2"/>
      <style:map style:condition="cell-content()=&quot;cassée&quot;" style:apply-style-name="Fibre_20_cassée" style:base-cell-address="Feuille1.A2"/>
      <style:map style:condition="cell-content()=&quot;OK&quot;" style:apply-style-name="Fibre_20_OK" style:base-cell-address="Feuille1.A2"/>
    </style:style>
    <style:style style:name="ce7" style:family="table-cell" style:parent-style-name="Default">
      <style:map style:condition="cell-content()=&quot;/&quot;" style:apply-style-name="Fibre_20_cassée" style:base-cell-address="Feuille1.A53"/>
      <style:map style:condition="cell-content()=&quot;cassée&quot;" style:apply-style-name="Fibre_20_cassée" style:base-cell-address="Feuille1.A53"/>
      <style:map style:condition="cell-content()=&quot;OK&quot;" style:apply-style-name="Fibre_20_OK" style:base-cell-address="Feuille1.A53"/>
    </style:style>
    <style:style style:name="ce8" style:family="table-cell" style:parent-style-name="Default">
      <style:map style:condition="cell-content()=&quot;/&quot;" style:apply-style-name="Fibre_20_cassée" style:base-cell-address="Feuille1.A2"/>
      <style:map style:condition="cell-content()=&quot;cassée&quot;" style:apply-style-name="Fibre_20_cassée" style:base-cell-address="Feuille1.A2"/>
      <style:map style:condition="cell-content()=&quot;OK&quot;" style:apply-style-name="Fibre_20_OK" style:base-cell-address="Feuille1.A2"/>
    </style:style>
    <style:style style:name="ce9" style:family="table-cell" style:parent-style-name="Fibre_20_cassée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map style:condition="cell-content()=&quot;/&quot;" style:apply-style-name="Fibre_20_cassée" style:base-cell-address="Feuille1.G40"/>
      <style:map style:condition="cell-content()=&quot;cassée&quot;" style:apply-style-name="Fibre_20_cassée" style:base-cell-address="Feuille1.G40"/>
      <style:map style:condition="cell-content()=&quot;OK&quot;" style:apply-style-name="Fibre_20_OK" style:base-cell-address="Feuille1.G40"/>
    </style:style>
    <style:style style:name="ce11" style:family="table-cell" style:parent-style-name="Default">
      <style:map style:condition="cell-content()=&quot;/&quot;" style:apply-style-name="Fibre_20_cassée" style:base-cell-address="Feuille1.G40"/>
      <style:map style:condition="cell-content()=&quot;cassée&quot;" style:apply-style-name="Fibre_20_cassée" style:base-cell-address="Feuille1.G40"/>
      <style:map style:condition="cell-content()=&quot;OK&quot;" style:apply-style-name="Fibre_20_OK" style:base-cell-address="Feuille1.G40"/>
    </style:style>
    <style:style style:name="ce12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map style:condition="cell-content()=&quot;/&quot;" style:apply-style-name="Fibre_20_cassée" style:base-cell-address="Feuille1.G46"/>
      <style:map style:condition="cell-content()=&quot;cassée&quot;" style:apply-style-name="Fibre_20_cassée" style:base-cell-address="Feuille1.G46"/>
      <style:map style:condition="cell-content()=&quot;OK&quot;" style:apply-style-name="Fibre_20_OK" style:base-cell-address="Feuille1.G46"/>
    </style:style>
    <style:style style:name="ce13" style:family="table-cell" style:parent-style-name="Default">
      <style:map style:condition="cell-content()=&quot;/&quot;" style:apply-style-name="Fibre_20_cassée" style:base-cell-address="Feuille1.G46"/>
      <style:map style:condition="cell-content()=&quot;cassée&quot;" style:apply-style-name="Fibre_20_cassée" style:base-cell-address="Feuille1.G46"/>
      <style:map style:condition="cell-content()=&quot;OK&quot;" style:apply-style-name="Fibre_20_OK" style:base-cell-address="Feuille1.G46"/>
    </style:style>
    <style:style style:name="ce14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map style:condition="cell-content()=&quot;/&quot;" style:apply-style-name="Fibre_20_cassée" style:base-cell-address="Feuille1.G52"/>
      <style:map style:condition="cell-content()=&quot;cassée&quot;" style:apply-style-name="Fibre_20_cassée" style:base-cell-address="Feuille1.G52"/>
      <style:map style:condition="cell-content()=&quot;OK&quot;" style:apply-style-name="Fibre_20_OK" style:base-cell-address="Feuille1.G52"/>
    </style:style>
    <style:style style:name="ce15" style:family="table-cell" style:parent-style-name="Default">
      <style:map style:condition="cell-content()=&quot;/&quot;" style:apply-style-name="Fibre_20_cassée" style:base-cell-address="Feuille1.G52"/>
      <style:map style:condition="cell-content()=&quot;cassée&quot;" style:apply-style-name="Fibre_20_cassée" style:base-cell-address="Feuille1.G52"/>
      <style:map style:condition="cell-content()=&quot;OK&quot;" style:apply-style-name="Fibre_20_OK" style:base-cell-address="Feuille1.G52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/&quot;" style:apply-style-name="Fibre_20_cassée" style:base-cell-address="Feuille1.G46"/>
      <style:map style:condition="cell-content()=&quot;cassée&quot;" style:apply-style-name="Fibre_20_cassée" style:base-cell-address="Feuille1.G46"/>
      <style:map style:condition="cell-content()=&quot;OK&quot;" style:apply-style-name="Fibre_20_OK" style:base-cell-address="Feuille1.G46"/>
    </style:style>
    <style:style style:name="ce17" style:family="table-cell" style:parent-style-name="Default">
      <style:map style:condition="cell-content()=&quot;/&quot;" style:apply-style-name="Fibre_20_cassée" style:base-cell-address="Feuille1.G65"/>
      <style:map style:condition="cell-content()=&quot;cassée&quot;" style:apply-style-name="Fibre_20_cassée" style:base-cell-address="Feuille1.G65"/>
      <style:map style:condition="cell-content()=&quot;OK&quot;" style:apply-style-name="Fibre_20_OK" style:base-cell-address="Feuille1.G65"/>
    </style:style>
    <style:style style:name="ce18" style:family="table-cell" style:parent-style-name="Default">
      <style:map style:condition="cell-content()=&quot;/&quot;" style:apply-style-name="Fibre_20_cassée" style:base-cell-address="Feuille1.H41"/>
      <style:map style:condition="cell-content()=&quot;cassée&quot;" style:apply-style-name="Fibre_20_cassée" style:base-cell-address="Feuille1.H41"/>
      <style:map style:condition="cell-content()=&quot;OK&quot;" style:apply-style-name="Fibre_20_OK" style:base-cell-address="Feuille1.H41"/>
    </style:style>
    <style:style style:name="ce19" style:family="table-cell" style:parent-style-name="Default">
      <style:map style:condition="cell-content()=&quot;/&quot;" style:apply-style-name="Fibre_20_cassée" style:base-cell-address="Feuille1.G46"/>
      <style:map style:condition="cell-content()=&quot;cassée&quot;" style:apply-style-name="Fibre_20_cassée" style:base-cell-address="Feuille1.G46"/>
      <style:map style:condition="cell-content()=&quot;OK&quot;" style:apply-style-name="Fibre_20_OK" style:base-cell-address="Feuille1.G46"/>
    </style:style>
    <style:style style:name="ce20" style:family="table-cell" style:parent-style-name="Default">
      <style:map style:condition="cell-content()=&quot;/&quot;" style:apply-style-name="Fibre_20_cassée" style:base-cell-address="Feuille1.G65"/>
      <style:map style:condition="cell-content()=&quot;cassée&quot;" style:apply-style-name="Fibre_20_cassée" style:base-cell-address="Feuille1.G65"/>
      <style:map style:condition="cell-content()=&quot;OK&quot;" style:apply-style-name="Fibre_20_OK" style:base-cell-address="Feuille1.G65"/>
    </style:style>
    <style:style style:name="ce21" style:family="table-cell" style:parent-style-name="Default">
      <style:table-cell-properties fo:background-color="#ff0000"/>
      <style:map style:condition="cell-content()=&quot;/&quot;" style:apply-style-name="Fibre_20_cassée" style:base-cell-address="Feuille1.A2"/>
      <style:map style:condition="cell-content()=&quot;cassée&quot;" style:apply-style-name="Fibre_20_cassée" style:base-cell-address="Feuille1.A2"/>
      <style:map style:condition="cell-content()=&quot;OK&quot;" style:apply-style-name="Fibre_20_OK" style:base-cell-address="Feuille1.A2"/>
    </style:style>
    <style:style style:name="ce22" style:family="table-cell" style:parent-style-name="Default">
      <style:map style:condition="cell-content()=&quot;/&quot;" style:apply-style-name="Fibre_20_cassée" style:base-cell-address="Feuille1.J37"/>
      <style:map style:condition="cell-content()=&quot;cassée&quot;" style:apply-style-name="Fibre_20_cassée" style:base-cell-address="Feuille1.J37"/>
      <style:map style:condition="cell-content()=&quot;OK&quot;" style:apply-style-name="Fibre_20_OK" style:base-cell-address="Feuille1.J37"/>
    </style:style>
    <style:style style:name="ce23" style:family="table-cell" style:parent-style-name="Default">
      <style:map style:condition="cell-content()=&quot;/&quot;" style:apply-style-name="Fibre_20_cassée" style:base-cell-address="Feuille1.J39"/>
      <style:map style:condition="cell-content()=&quot;cassée&quot;" style:apply-style-name="Fibre_20_cassée" style:base-cell-address="Feuille1.J39"/>
      <style:map style:condition="cell-content()=&quot;OK&quot;" style:apply-style-name="Fibre_20_OK" style:base-cell-address="Feuille1.J39"/>
    </style:style>
    <style:style style:name="ce24" style:family="table-cell" style:parent-style-name="Default">
      <style:table-cell-properties fo:background-color="#ff0000"/>
      <style:map style:condition="cell-content()=&quot;/&quot;" style:apply-style-name="Fibre_20_cassée" style:base-cell-address="Feuille1.H41"/>
      <style:map style:condition="cell-content()=&quot;cassée&quot;" style:apply-style-name="Fibre_20_cassée" style:base-cell-address="Feuille1.H41"/>
      <style:map style:condition="cell-content()=&quot;OK&quot;" style:apply-style-name="Fibre_20_OK" style:base-cell-address="Feuille1.H41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1" table:default-cell-style-name="ce3"/>
        <table:table-column table:style-name="co2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16" table:default-cell-style-name="ce3"/>
        <table:table-row table:style-name="ro1">
          <table:table-cell table:style-name="ce1" office:value-type="string" calcext:value-type="string" table:number-columns-spanned="10" table:number-rows-spanned="1">
            <text:p>Màj : 29 Mars 2016</text:p>
          </table:table-cell>
          <table:covered-table-cell table:number-columns-repeated="5" table:style-name="Default"/>
          <table:covered-table-cell table:style-name="ce1"/>
          <table:covered-table-cell table:number-columns-repeated="3" table:style-name="Default"/>
          <table:table-cell table:style-name="Default" table:number-columns-repeated="16"/>
        </table:table-row>
        <table:table-row table:style-name="ro2">
          <table:table-cell table:style-name="ce2" office:value-type="string" calcext:value-type="string" table:number-columns-spanned="4" table:number-rows-spanned="1">
            <text:p>Pointes Métallisée</text:p>
          </table:table-cell>
          <table:covered-table-cell table:number-columns-repeated="3" table:style-name="ce8"/>
          <table:table-cell table:number-columns-repeated="2"/>
          <table:table-cell table:style-name="ce2" office:value-type="string" calcext:value-type="string" table:number-columns-spanned="4" table:number-rows-spanned="1">
            <text:p>Pointes Non Métallisées</text:p>
          </table:table-cell>
          <table:covered-table-cell table:number-columns-repeated="3" table:style-name="ce8"/>
          <table:table-cell table:number-columns-repeated="16"/>
        </table:table-row>
        <table:table-row table:style-name="ro2">
          <table:table-cell office:value-type="string" calcext:value-type="string">
            <text:p>Lot</text:p>
          </table:table-cell>
          <table:table-cell office:value-type="string" calcext:value-type="string">
            <text:p>Fibre</text:p>
          </table:table-cell>
          <table:table-cell office:value-type="string" calcext:value-type="string">
            <text:p>Particularité</text:p>
          </table:table-cell>
          <table:table-cell office:value-type="string" calcext:value-type="string">
            <text:p>État</text:p>
          </table:table-cell>
          <table:table-cell table:number-columns-repeated="2"/>
          <table:table-cell office:value-type="string" calcext:value-type="string">
            <text:p>Lot</text:p>
          </table:table-cell>
          <table:table-cell office:value-type="string" calcext:value-type="string">
            <text:p>Fibre</text:p>
          </table:table-cell>
          <table:table-cell office:value-type="string" calcext:value-type="string">
            <text:p>Particularité</text:p>
          </table:table-cell>
          <table:table-cell office:value-type="string" calcext:value-type="string">
            <text:p>État</text:p>
          </table:table-cell>
          <table:table-cell table:number-columns-repeated="16"/>
        </table:table-row>
        <table:table-row table:style-name="ro2">
          <table:table-cell table:number-columns-repeated="6"/>
          <table:table-cell table:style-name="ce4" office:value-type="string" calcext:value-type="string" table:number-columns-spanned="1" table:number-rows-spanned="6">
            <text:p>F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S (04/2016)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 table:style-name="ce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 table:style-name="ce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S (à la gravure)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 table:style-name="ce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op courte ?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 table:style-name="ce5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S (à la gravure)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 table:style-name="ce5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2">
          <table:table-cell table:style-name="ce4" table:number-columns-spanned="1" table:number-rows-spanned="6"/>
          <table:table-cell table:number-columns-repeated="5"/>
          <table:table-cell table:style-name="ce9" office:value-type="float" office:value="37" calcext:value-type="float" table:number-columns-spanned="1" table:number-rows-spanned="6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S (03/2016)</text:p>
          </table:table-cell>
          <table:table-cell table:number-columns-repeated="16"/>
        </table:table-row>
        <table:table-row table:style-name="ro2">
          <table:covered-table-cell table:style-name="ce5"/>
          <table:table-cell table:number-columns-repeated="5"/>
          <table:covered-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S</text:p>
          </table:table-cell>
          <table:table-cell table:number-columns-repeated="16"/>
        </table:table-row>
        <table:table-row table:style-name="ro2">
          <table:covered-table-cell table:style-name="ce5"/>
          <table:table-cell table:number-columns-repeated="5"/>
          <table:covered-table-cell table:style-name="Default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table:number-columns-repeated="5"/>
          <table:covered-table-cell table:style-name="Default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table:number-columns-repeated="5"/>
          <table:covered-table-cell table:style-name="Default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S (03/2016)</text:p>
          </table:table-cell>
          <table:table-cell table:number-columns-repeated="16"/>
        </table:table-row>
        <table:table-row table:style-name="ro2">
          <table:covered-table-cell table:style-name="ce5"/>
          <table:table-cell table:number-columns-repeated="5"/>
          <table:covered-table-cell table:style-name="Default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S</text:p>
          </table:table-cell>
          <table:table-cell table:number-columns-repeated="16"/>
        </table:table-row>
        <table:table-row table:style-name="ro2">
          <table:table-cell table:style-name="ce4" office:value-type="float" office:value="33" calcext:value-type="float" table:number-columns-spanned="1" table:number-rows-spanned="6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 30nm</text:p>
          </table:table-cell>
          <table:table-cell office:value-type="string" calcext:value-type="string">
            <text:p>HS (03/2016)</text:p>
          </table:table-cell>
          <table:table-cell table:number-columns-repeated="2"/>
          <table:table-cell table:style-name="ce6" office:value-type="float" office:value="36" calcext:value-type="float" table:number-columns-spanned="1" table:number-rows-spanned="6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S (2015)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Au 30nm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 table:style-name="ce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S (2015)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3" calcext:value-type="float">
            <text:p>3</text:p>
          </table:table-cell>
          <table:table-cell office:value-type="string" calcext:value-type="string">
            <text:p>Au 30nm</text:p>
          </table:table-cell>
          <table:table-cell office:value-type="string" calcext:value-type="string">
            <text:p>HS (Cassée dans le support)</text:p>
          </table:table-cell>
          <table:table-cell table:number-columns-repeated="2"/>
          <table:covered-table-cell table:style-name="ce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4" calcext:value-type="float">
            <text:p>4</text:p>
          </table:table-cell>
          <table:table-cell office:value-type="string" calcext:value-type="string">
            <text:p>Au 30nm</text:p>
          </table:table-cell>
          <table:table-cell office:value-type="string" calcext:value-type="string">
            <text:p>HS (FIB)</text:p>
          </table:table-cell>
          <table:table-cell table:number-columns-repeated="2"/>
          <table:covered-table-cell table:style-name="ce5"/>
          <table:table-cell office:value-type="float" office:value="4" calcext:value-type="float">
            <text:p>4</text:p>
          </table:table-cell>
          <table:table-cell/>
          <table:table-cell table:style-name="ce21" office:value-type="string" calcext:value-type="string">
            <text:p>Légèrement cassée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5" calcext:value-type="float">
            <text:p>5</text:p>
          </table:table-cell>
          <table:table-cell office:value-type="string" calcext:value-type="string">
            <text:p>Au 30nm</text:p>
          </table:table-cell>
          <table:table-cell office:value-type="string" calcext:value-type="string">
            <text:p>HS (FIB)</text:p>
          </table:table-cell>
          <table:table-cell table:number-columns-repeated="2"/>
          <table:covered-table-cell table:style-name="ce5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6" calcext:value-type="float">
            <text:p>6</text:p>
          </table:table-cell>
          <table:table-cell office:value-type="string" calcext:value-type="string">
            <text:p>Au 30nm</text:p>
          </table:table-cell>
          <table:table-cell office:value-type="string" calcext:value-type="string">
            <text:p>HS (FIB)</text:p>
          </table:table-cell>
          <table:table-cell table:number-columns-repeated="2"/>
          <table:covered-table-cell table:style-name="ce5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S</text:p>
          </table:table-cell>
          <table:table-cell table:number-columns-repeated="16"/>
        </table:table-row>
        <table:table-row table:style-name="ro2">
          <table:table-cell table:style-name="ce4" office:value-type="float" office:value="29" calcext:value-type="float" table:number-columns-spanned="1" table:number-rows-spanned="6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 60n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4" office:value-type="float" office:value="35" calcext:value-type="float" table:number-columns-spanned="1" table:number-rows-spanned="6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Au 60nm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 table:style-name="ce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3" calcext:value-type="float">
            <text:p>3</text:p>
          </table:table-cell>
          <table:table-cell office:value-type="string" calcext:value-type="string">
            <text:p>Au 60nm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 table:style-name="ce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4" calcext:value-type="float">
            <text:p>4</text:p>
          </table:table-cell>
          <table:table-cell office:value-type="string" calcext:value-type="string">
            <text:p>Au 60nm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 table:style-name="ce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S (Poussière)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5" calcext:value-type="float">
            <text:p>5</text:p>
          </table:table-cell>
          <table:table-cell office:value-type="string" calcext:value-type="string">
            <text:p>Au 60nm</text:p>
          </table:table-cell>
          <table:table-cell office:value-type="string" calcext:value-type="string">
            <text:p>HS (FIB)</text:p>
          </table:table-cell>
          <table:table-cell table:number-columns-repeated="2"/>
          <table:covered-table-cell table:style-name="ce5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K (Bof)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6" calcext:value-type="float">
            <text:p>6</text:p>
          </table:table-cell>
          <table:table-cell office:value-type="string" calcext:value-type="string">
            <text:p>Au 60nm</text:p>
          </table:table-cell>
          <table:table-cell office:value-type="string" calcext:value-type="string">
            <text:p>HS (FIB)</text:p>
          </table:table-cell>
          <table:table-cell table:number-columns-repeated="2"/>
          <table:covered-table-cell table:style-name="ce5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table-cell table:style-name="ce4" office:value-type="float" office:value="27" calcext:value-type="float" table:number-columns-spanned="1" table:number-rows-spanned="6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 160nm</text:p>
          </table:table-cell>
          <table:table-cell office:value-type="string" calcext:value-type="string">
            <text:p>/</text:p>
          </table:table-cell>
          <table:table-cell table:number-columns-repeated="2"/>
          <table:table-cell table:style-name="ce6" office:value-type="float" office:value="34" calcext:value-type="float" table:number-columns-spanned="1" table:number-rows-spanned="6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S (2015)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Au 160nm</text:p>
          </table:table-cell>
          <table:table-cell office:value-type="string" calcext:value-type="string">
            <text:p>/</text:p>
          </table:table-cell>
          <table:table-cell table:number-columns-repeated="2"/>
          <table:covered-table-cell table:style-name="ce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3" calcext:value-type="float">
            <text:p>3</text:p>
          </table:table-cell>
          <table:table-cell office:value-type="string" calcext:value-type="string">
            <text:p>Au 160nm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 table:style-name="ce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4" calcext:value-type="float">
            <text:p>4</text:p>
          </table:table-cell>
          <table:table-cell office:value-type="string" calcext:value-type="string">
            <text:p>Au 160nm</text:p>
          </table:table-cell>
          <table:table-cell office:value-type="string" calcext:value-type="string">
            <text:p>HS (2015)</text:p>
          </table:table-cell>
          <table:table-cell table:number-columns-repeated="2"/>
          <table:covered-table-cell table:style-name="ce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5" calcext:value-type="float">
            <text:p>5</text:p>
          </table:table-cell>
          <table:table-cell office:value-type="string" calcext:value-type="string">
            <text:p>Au 160nm</text:p>
          </table:table-cell>
          <table:table-cell office:value-type="string" calcext:value-type="string">
            <text:p>HS (03/2016)</text:p>
          </table:table-cell>
          <table:table-cell table:number-columns-repeated="2"/>
          <table:covered-table-cell table:style-name="ce5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6" calcext:value-type="float">
            <text:p>6</text:p>
          </table:table-cell>
          <table:table-cell office:value-type="string" calcext:value-type="string">
            <text:p>Au 160nm</text:p>
          </table:table-cell>
          <table:table-cell office:value-type="string" calcext:value-type="string">
            <text:p>/</text:p>
          </table:table-cell>
          <table:table-cell table:number-columns-repeated="2"/>
          <table:covered-table-cell table:style-name="ce5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table-cell table:style-name="ce6" office:value-type="float" office:value="20" calcext:value-type="float" table:number-columns-spanned="1" table:number-rows-spanned="6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 110nm</text:p>
          </table:table-cell>
          <table:table-cell office:value-type="string" calcext:value-type="string">
            <text:p>/</text:p>
          </table:table-cell>
          <table:table-cell table:number-columns-repeated="2"/>
          <table:table-cell table:style-name="ce4" office:value-type="float" office:value="32" calcext:value-type="float" table:number-columns-spanned="1" table:number-rows-spanned="6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Au 110nm</text:p>
          </table:table-cell>
          <table:table-cell office:value-type="string" calcext:value-type="string">
            <text:p>HS (trop courte)</text:p>
          </table:table-cell>
          <table:table-cell table:number-columns-repeated="2"/>
          <table:covered-table-cell table:style-name="ce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3" calcext:value-type="float">
            <text:p>3</text:p>
          </table:table-cell>
          <table:table-cell office:value-type="string" calcext:value-type="string">
            <text:p>Au 110nm</text:p>
          </table:table-cell>
          <table:table-cell office:value-type="string" calcext:value-type="string">
            <text:p>HS (2014)</text:p>
          </table:table-cell>
          <table:table-cell table:number-columns-repeated="2"/>
          <table:covered-table-cell table:style-name="ce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4" calcext:value-type="float">
            <text:p>4</text:p>
          </table:table-cell>
          <table:table-cell office:value-type="string" calcext:value-type="string">
            <text:p>Au 110nm</text:p>
          </table:table-cell>
          <table:table-cell office:value-type="string" calcext:value-type="string">
            <text:p>/</text:p>
          </table:table-cell>
          <table:table-cell table:number-columns-repeated="2"/>
          <table:covered-table-cell table:style-name="ce5"/>
          <table:table-cell office:value-type="float" office:value="4" calcext:value-type="float">
            <text:p>4</text:p>
          </table:table-cell>
          <table:table-cell/>
          <table:table-cell table:style-name="ce22" office:value-type="string" calcext:value-type="string">
            <text:p>OK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5" calcext:value-type="float">
            <text:p>5</text:p>
          </table:table-cell>
          <table:table-cell office:value-type="string" calcext:value-type="string">
            <text:p>Au 110nm</text:p>
          </table:table-cell>
          <table:table-cell office:value-type="string" calcext:value-type="string">
            <text:p>Non FIBée, HS (2015 ? Stockage?)</text:p>
          </table:table-cell>
          <table:table-cell table:number-columns-repeated="2"/>
          <table:covered-table-cell table:style-name="ce5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6" calcext:value-type="float">
            <text:p>6</text:p>
          </table:table-cell>
          <table:table-cell office:value-type="string" calcext:value-type="string">
            <text:p>Au 110nm</text:p>
          </table:table-cell>
          <table:table-cell office:value-type="string" calcext:value-type="string">
            <text:p>Non FIBée, HS (2015 ? Stockage?)</text:p>
          </table:table-cell>
          <table:table-cell table:number-columns-repeated="2"/>
          <table:covered-table-cell table:style-name="ce5"/>
          <table:table-cell office:value-type="float" office:value="6" calcext:value-type="float">
            <text:p>6</text:p>
          </table:table-cell>
          <table:table-cell/>
          <table:table-cell table:style-name="ce23" office:value-type="string" calcext:value-type="string">
            <text:p>HS (04/2016)</text:p>
          </table:table-cell>
          <table:table-cell table:number-columns-repeated="16"/>
        </table:table-row>
        <table:table-row table:style-name="ro2">
          <table:table-cell table:style-name="ce4" office:value-type="float" office:value="18" calcext:value-type="float" table:number-columns-spanned="1" table:number-rows-spanned="6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 130nm</text:p>
          </table:table-cell>
          <table:table-cell office:value-type="string" calcext:value-type="string">
            <text:p>/</text:p>
          </table:table-cell>
          <table:table-cell table:number-columns-repeated="2"/>
          <table:table-cell table:style-name="ce10" office:value-type="float" office:value="31" calcext:value-type="float" table:number-columns-spanned="1" table:number-rows-spanned="6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Al 130nm</text:p>
          </table:table-cell>
          <table:table-cell office:value-type="string" calcext:value-type="string">
            <text:p>/</text:p>
          </table:table-cell>
          <table:table-cell table:number-columns-repeated="2"/>
          <table:covered-table-cell table:style-name="ce11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24" office:value-type="string" calcext:value-type="string">
            <text:p>Un peu abîmée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3" calcext:value-type="float">
            <text:p>3</text:p>
          </table:table-cell>
          <table:table-cell office:value-type="string" calcext:value-type="string">
            <text:p>Al 130nm</text:p>
          </table:table-cell>
          <table:table-cell office:value-type="string" calcext:value-type="string">
            <text:p>/</text:p>
          </table:table-cell>
          <table:table-cell table:number-columns-repeated="2"/>
          <table:covered-table-cell table:style-name="ce11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8"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4" calcext:value-type="float">
            <text:p>4</text:p>
          </table:table-cell>
          <table:table-cell office:value-type="string" calcext:value-type="string">
            <text:p>Al 130nm</text:p>
          </table:table-cell>
          <table:table-cell office:value-type="string" calcext:value-type="string">
            <text:p>?</text:p>
          </table:table-cell>
          <table:table-cell table:number-columns-repeated="2"/>
          <table:covered-table-cell table:style-name="ce11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8"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5" calcext:value-type="float">
            <text:p>5</text:p>
          </table:table-cell>
          <table:table-cell office:value-type="string" calcext:value-type="string">
            <text:p>Al 130nm</text:p>
          </table:table-cell>
          <table:table-cell office:value-type="string" calcext:value-type="string">
            <text:p>/</text:p>
          </table:table-cell>
          <table:table-cell table:number-columns-repeated="2"/>
          <table:covered-table-cell table:style-name="ce11"/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18"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6" calcext:value-type="float">
            <text:p>6</text:p>
          </table:table-cell>
          <table:table-cell office:value-type="string" calcext:value-type="string">
            <text:p>Al 130nm</text:p>
          </table:table-cell>
          <table:table-cell office:value-type="string" calcext:value-type="string">
            <text:p>/</text:p>
          </table:table-cell>
          <table:table-cell table:number-columns-repeated="2"/>
          <table:covered-table-cell table:style-name="ce11"/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18" office:value-type="string" calcext:value-type="string">
            <text:p>/</text:p>
          </table:table-cell>
          <table:table-cell table:number-columns-repeated="16"/>
        </table:table-row>
        <table:table-row table:style-name="ro2">
          <table:table-cell table:style-name="ce4" office:value-type="float" office:value="17" calcext:value-type="float" table:number-columns-spanned="1" table:number-rows-spanned="6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 75nm + MgF2</text:p>
          </table:table-cell>
          <table:table-cell office:value-type="string" calcext:value-type="string">
            <text:p>/</text:p>
          </table:table-cell>
          <table:table-cell table:number-columns-repeated="2"/>
          <table:table-cell table:style-name="ce12" office:value-type="float" office:value="30" calcext:value-type="float" table:number-columns-spanned="1" table:number-rows-spanned="6">
            <text:p>30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Au 75nm + MgF2</text:p>
          </table:table-cell>
          <table:table-cell office:value-type="string" calcext:value-type="string">
            <text:p>/</text:p>
          </table:table-cell>
          <table:table-cell table:number-columns-repeated="2"/>
          <table:covered-table-cell table:style-name="ce13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3" calcext:value-type="float">
            <text:p>3</text:p>
          </table:table-cell>
          <table:table-cell office:value-type="string" calcext:value-type="string">
            <text:p>Au 75nm + MgF2</text:p>
          </table:table-cell>
          <table:table-cell office:value-type="string" calcext:value-type="string">
            <text:p>/</text:p>
          </table:table-cell>
          <table:table-cell table:number-columns-repeated="2"/>
          <table:covered-table-cell table:style-name="ce13"/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4" calcext:value-type="float">
            <text:p>4</text:p>
          </table:table-cell>
          <table:table-cell office:value-type="string" calcext:value-type="string">
            <text:p>Au 75nm + MgF2</text:p>
          </table:table-cell>
          <table:table-cell office:value-type="string" calcext:value-type="string">
            <text:p>?</text:p>
          </table:table-cell>
          <table:table-cell table:number-columns-repeated="2"/>
          <table:covered-table-cell table:style-name="ce13"/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5" calcext:value-type="float">
            <text:p>5</text:p>
          </table:table-cell>
          <table:table-cell office:value-type="string" calcext:value-type="string">
            <text:p>Au 75nm + MgF2</text:p>
          </table:table-cell>
          <table:table-cell office:value-type="string" calcext:value-type="string">
            <text:p>/</text:p>
          </table:table-cell>
          <table:table-cell table:number-columns-repeated="2"/>
          <table:covered-table-cell table:style-name="ce13"/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number-columns-repeated="16"/>
        </table:table-row>
        <table:table-row table:style-name="ro2">
          <table:covered-table-cell table:style-name="ce5"/>
          <table:table-cell office:value-type="float" office:value="6" calcext:value-type="float">
            <text:p>6</text:p>
          </table:table-cell>
          <table:table-cell office:value-type="string" calcext:value-type="string">
            <text:p>Au 75nm + MgF2</text:p>
          </table:table-cell>
          <table:table-cell office:value-type="string" calcext:value-type="string">
            <text:p>?</text:p>
          </table:table-cell>
          <table:table-cell table:number-columns-repeated="2"/>
          <table:covered-table-cell table:style-name="ce13"/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19" office:value-type="string" calcext:value-type="string">
            <text:p>HS (Poussières?)</text:p>
          </table:table-cell>
          <table:table-cell table:number-columns-repeated="16"/>
        </table:table-row>
        <table:table-row table:style-name="ro2">
          <table:table-cell table:number-columns-repeated="6"/>
          <table:table-cell table:style-name="ce14" office:value-type="float" office:value="28" calcext:value-type="float" table:number-columns-spanned="1" table:number-rows-spanned="6">
            <text:p>28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number-columns-repeated="16"/>
        </table:table-row>
        <table:table-row table:style-name="ro2">
          <table:table-cell table:style-name="ce7" table:number-columns-repeated="6"/>
          <table:covered-table-cell table:style-name="ce15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string" calcext:value-type="string">
            <text:p>/</text:p>
          </table:table-cell>
          <table:table-cell table:style-name="ce7" table:number-columns-repeated="16"/>
        </table:table-row>
        <table:table-row table:style-name="ro2">
          <table:table-cell table:style-name="ce7" table:number-columns-repeated="6"/>
          <table:covered-table-cell table:style-name="ce15"/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string" calcext:value-type="string">
            <text:p>/</text:p>
          </table:table-cell>
          <table:table-cell table:style-name="ce7" table:number-columns-repeated="16"/>
        </table:table-row>
        <table:table-row table:style-name="ro2">
          <table:table-cell table:style-name="ce7" table:number-columns-repeated="6"/>
          <table:covered-table-cell table:style-name="ce15"/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/</text:p>
          </table:table-cell>
          <table:table-cell table:style-name="ce7" table:number-columns-repeated="16"/>
        </table:table-row>
        <table:table-row table:style-name="ro2">
          <table:table-cell table:style-name="ce7" table:number-columns-repeated="6"/>
          <table:covered-table-cell table:style-name="ce15"/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string" calcext:value-type="string">
            <text:p>/</text:p>
          </table:table-cell>
          <table:table-cell table:style-name="ce7" table:number-columns-repeated="16"/>
        </table:table-row>
        <table:table-row table:style-name="ro2">
          <table:table-cell table:style-name="ce7" table:number-columns-repeated="6"/>
          <table:covered-table-cell table:style-name="ce15"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string" calcext:value-type="string">
            <text:p>/</text:p>
          </table:table-cell>
          <table:table-cell table:style-name="ce7" table:number-columns-repeated="16"/>
        </table:table-row>
        <table:table-row table:style-name="ro2">
          <table:table-cell table:number-columns-repeated="6"/>
          <table:table-cell table:style-name="ce16" office:value-type="float" office:value="26" calcext:value-type="float" table:number-columns-spanned="1" table:number-rows-spanned="6">
            <text:p>2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TiO2</text:p>
          </table:table-cell>
          <table:table-cell table:style-name="ce19" office:value-type="string" calcext:value-type="string">
            <text:p>/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 table:style-name="ce13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TiO2</text:p>
          </table:table-cell>
          <table:table-cell table:style-name="ce19" office:value-type="string" calcext:value-type="string">
            <text:p>/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 table:style-name="ce13"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TiO2</text:p>
          </table:table-cell>
          <table:table-cell table:style-name="ce19" office:value-type="string" calcext:value-type="string">
            <text:p>/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 table:style-name="ce13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TiO2</text:p>
          </table:table-cell>
          <table:table-cell table:style-name="ce19" office:value-type="string" calcext:value-type="string">
            <text:p>/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 table:style-name="ce13"/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TiO2</text:p>
          </table:table-cell>
          <table:table-cell table:style-name="ce19" office:value-type="string" calcext:value-type="string">
            <text:p>?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 table:style-name="ce13"/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TiO2</text:p>
          </table:table-cell>
          <table:table-cell table:style-name="ce19" office:value-type="string" calcext:value-type="string">
            <text:p>/</text:p>
          </table:table-cell>
          <table:table-cell table:number-columns-repeated="16"/>
        </table:table-row>
        <table:table-row table:style-name="ro2">
          <table:table-cell table:number-columns-repeated="6"/>
          <table:table-cell table:style-name="ce16" office:value-type="float" office:value="24" calcext:value-type="float" table:number-columns-spanned="1" table:number-rows-spanned="6">
            <text:p>2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TiO2</text:p>
          </table:table-cell>
          <table:table-cell table:style-name="ce19" office:value-type="string" calcext:value-type="string">
            <text:p>?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 table:style-name="ce17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string" calcext:value-type="string">
            <text:p>/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 table:style-name="ce17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string" calcext:value-type="string">
            <text:p>OK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 table:style-name="ce17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string" calcext:value-type="string">
            <text:p>/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 table:style-name="ce17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string" calcext:value-type="string">
            <text:p>/</text:p>
          </table:table-cell>
          <table:table-cell table:number-columns-repeated="16"/>
        </table:table-row>
        <table:table-row table:style-name="ro2">
          <table:table-cell table:number-columns-repeated="6"/>
          <table:covered-table-cell table:style-name="ce17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string" calcext:value-type="string">
            <text:p>OK</text:p>
          </table:table-cell>
          <table:table-cell table:number-columns-repeated="16"/>
        </table:table-row>
        <table:table-row table:style-name="ro2" table:number-rows-repeated="36">
          <table:table-cell table:number-columns-repeated="26"/>
        </table:table-row>
        <table:table-row table:style-name="ro2">
          <table:table-cell table:number-columns-repeated="26"/>
        </table:table-row>
        <calcext:conditional-formats>
          <calcext:conditional-format calcext:target-range-address="Feuille1.A2:Feuille1.Z9 Feuille1.A10:Feuille1.F15 Feuille1.H10:Feuille1.Z15 Feuille1.A16:Feuille1.Z36 Feuille1.A38:Feuille1.Z38 Feuille1.A37:Feuille1.I37 Feuille1.K37:Feuille1.Z37 Feuille1.H40:Feuille1.Z40 Feuille1.A39:Feuille1.I39 Feuille1.K39:Feuille1.Z39 Feuille1.A70:Feuille1.Z106 Feuille1.A58:Feuille1.F69 Feuille1.K58:Feuille1.Z69 Feuille1.A40:Feuille1.F52 Feuille1.K41:Feuille1.Z52">
            <calcext:condition calcext:apply-style-name="Fibre cassée" calcext:value="=&quot;/&quot;" calcext:base-cell-address="Feuille1.A2"/>
            <calcext:condition calcext:apply-style-name="Fibre cassée" calcext:value="=&quot;cassée&quot;" calcext:base-cell-address="Feuille1.A2"/>
            <calcext:condition calcext:apply-style-name="Fibre cassée" calcext:value="contains-text(&quot;HS&quot;)" calcext:base-cell-address="Feuille1.A2"/>
            <calcext:condition calcext:apply-style-name="Fibre OK" calcext:value="=&quot;OK&quot;" calcext:base-cell-address="Feuille1.A2"/>
          </calcext:conditional-format>
          <calcext:conditional-format calcext:target-range-address="Feuille1.J37:Feuille1.J37">
            <calcext:condition calcext:apply-style-name="Fibre cassée" calcext:value="=&quot;/&quot;" calcext:base-cell-address="Feuille1.J37"/>
            <calcext:condition calcext:apply-style-name="Fibre cassée" calcext:value="=&quot;cassée&quot;" calcext:base-cell-address="Feuille1.J37"/>
            <calcext:condition calcext:apply-style-name="Fibre cassée" calcext:value="contains-text(&quot;HS&quot;)" calcext:base-cell-address="Feuille1.J37"/>
            <calcext:condition calcext:apply-style-name="Fibre OK" calcext:value="=&quot;OK&quot;" calcext:base-cell-address="Feuille1.J37"/>
          </calcext:conditional-format>
          <calcext:conditional-format calcext:target-range-address="Feuille1.J39:Feuille1.J39">
            <calcext:condition calcext:apply-style-name="Fibre cassée" calcext:value="=&quot;/&quot;" calcext:base-cell-address="Feuille1.J39"/>
            <calcext:condition calcext:apply-style-name="Fibre cassée" calcext:value="=&quot;cassée&quot;" calcext:base-cell-address="Feuille1.J39"/>
            <calcext:condition calcext:apply-style-name="Fibre cassée" calcext:value="contains-text(&quot;HS&quot;)" calcext:base-cell-address="Feuille1.J39"/>
            <calcext:condition calcext:apply-style-name="Fibre OK" calcext:value="=&quot;OK&quot;" calcext:base-cell-address="Feuille1.J39"/>
          </calcext:conditional-format>
          <calcext:conditional-format calcext:target-range-address="Feuille1.H41:Feuille1.J45">
            <calcext:condition calcext:apply-style-name="Fibre cassée" calcext:value="=&quot;/&quot;" calcext:base-cell-address="Feuille1.H41"/>
            <calcext:condition calcext:apply-style-name="Fibre cassée" calcext:value="=&quot;cassée&quot;" calcext:base-cell-address="Feuille1.H41"/>
            <calcext:condition calcext:apply-style-name="Fibre cassée" calcext:value="contains-text(&quot;HS&quot;)" calcext:base-cell-address="Feuille1.H41"/>
            <calcext:condition calcext:apply-style-name="Fibre OK" calcext:value="=&quot;OK&quot;" calcext:base-cell-address="Feuille1.H41"/>
          </calcext:conditional-format>
          <calcext:conditional-format calcext:target-range-address="Feuille1.G65:Feuille1.J69">
            <calcext:condition calcext:apply-style-name="Fibre cassée" calcext:value="=&quot;/&quot;" calcext:base-cell-address="Feuille1.G65"/>
            <calcext:condition calcext:apply-style-name="Fibre cassée" calcext:value="=&quot;cassée&quot;" calcext:base-cell-address="Feuille1.G65"/>
            <calcext:condition calcext:apply-style-name="Fibre cassée" calcext:value="contains-text(&quot;HS&quot;)" calcext:base-cell-address="Feuille1.G65"/>
            <calcext:condition calcext:apply-style-name="Fibre OK" calcext:value="=&quot;OK&quot;" calcext:base-cell-address="Feuille1.G65"/>
          </calcext:conditional-format>
          <calcext:conditional-format calcext:target-range-address="Feuille1.G58:Feuille1.J64 Feuille1.G46:Feuille1.J51 Feuille1.H52:Feuille1.J52">
            <calcext:condition calcext:apply-style-name="Fibre cassée" calcext:value="=&quot;/&quot;" calcext:base-cell-address="Feuille1.G46"/>
            <calcext:condition calcext:apply-style-name="Fibre cassée" calcext:value="=&quot;cassée&quot;" calcext:base-cell-address="Feuille1.G46"/>
            <calcext:condition calcext:apply-style-name="Fibre cassée" calcext:value="contains-text(&quot;HS&quot;)" calcext:base-cell-address="Feuille1.G46"/>
            <calcext:condition calcext:apply-style-name="Fibre OK" calcext:value="=&quot;OK&quot;" calcext:base-cell-address="Feuille1.G46"/>
          </calcext:conditional-format>
          <calcext:conditional-format calcext:target-range-address="Feuille1.G40:Feuille1.G45">
            <calcext:condition calcext:apply-style-name="Fibre cassée" calcext:value="=&quot;/&quot;" calcext:base-cell-address="Feuille1.G40"/>
            <calcext:condition calcext:apply-style-name="Fibre cassée" calcext:value="=&quot;cassée&quot;" calcext:base-cell-address="Feuille1.G40"/>
            <calcext:condition calcext:apply-style-name="Fibre cassée" calcext:value="contains-text(&quot;HS&quot;)" calcext:base-cell-address="Feuille1.G40"/>
            <calcext:condition calcext:apply-style-name="Fibre OK" calcext:value="=&quot;OK&quot;" calcext:base-cell-address="Feuille1.G40"/>
          </calcext:conditional-format>
          <calcext:conditional-format calcext:target-range-address="Feuille1.H53:Feuille1.Z57 Feuille1.A53:Feuille1.F57">
            <calcext:condition calcext:apply-style-name="Fibre cassée" calcext:value="=&quot;/&quot;" calcext:base-cell-address="Feuille1.A53"/>
            <calcext:condition calcext:apply-style-name="Fibre cassée" calcext:value="=&quot;cassée&quot;" calcext:base-cell-address="Feuille1.A53"/>
            <calcext:condition calcext:apply-style-name="Fibre cassée" calcext:value="contains-text(&quot;HS&quot;)" calcext:base-cell-address="Feuille1.A53"/>
            <calcext:condition calcext:apply-style-name="Fibre OK" calcext:value="=&quot;OK&quot;" calcext:base-cell-address="Feuille1.A53"/>
          </calcext:conditional-format>
          <calcext:conditional-format calcext:target-range-address="Feuille1.G52:Feuille1.G57">
            <calcext:condition calcext:apply-style-name="Fibre cassée" calcext:value="=&quot;/&quot;" calcext:base-cell-address="Feuille1.G52"/>
            <calcext:condition calcext:apply-style-name="Fibre cassée" calcext:value="=&quot;cassée&quot;" calcext:base-cell-address="Feuille1.G52"/>
            <calcext:condition calcext:apply-style-name="Fibre cassée" calcext:value="contains-text(&quot;HS&quot;)" calcext:base-cell-address="Feuille1.G52"/>
            <calcext:condition calcext:apply-style-name="Fibre OK" calcext:value="=&quot;OK&quot;" calcext:base-cell-address="Feuille1.G5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ibre_20_cassée" style:display-name="Fibre cassée" style:family="table-cell" style:parent-style-name="Default">
      <style:table-cell-properties fo:background-color="#ff0000"/>
    </style:style>
    <style:style style:name="Fibre_20_OK" style:display-name="Fibre OK" style:family="table-cell" style:parent-style-name="Default">
      <style:table-cell-properties fo:background-color="#00cc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15:57:37.9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4:47:42.144359273</meta:creation-date>
    <meta:generator>LibreOffice/5.1.2.2$Windows_x86 LibreOffice_project/d3bf12ecb743fc0d20e0be0c58ca359301eb705f</meta:generator>
    <dc:date>2016-05-09T16:00:26.309000000</dc:date>
    <meta:editing-duration>PT10H29M31S</meta:editing-duration>
    <meta:editing-cycles>109</meta:editing-cycles>
    <meta:document-statistic meta:table-count="1" meta:cell-count="275" meta:object-count="0"/>
  </office:meta>
</office:document-meta>
</file>